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margin-top="0.1665in" fo:margin-bottom="0in" loext:contextual-spacing="false" fo:line-height="100%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Heading_20_1">
      <style:paragraph-properties fo:margin-top="0in" fo:margin-bottom="0in" loext:contextual-spacing="false" fo:line-height="100%" fo:keep-together="auto" fo:keep-with-next="auto"/>
    </style:style>
    <style:style style:name="T1" style:family="text">
      <style:text-properties style:font-name="Courier New" fo:font-size="15pt" fo:font-weight="bold" style:font-name-asian="Courier New1" style:font-size-asian="15pt" style:font-weight-asian="bold" style:font-name-complex="Courier New1" style:font-size-complex="15pt" style:font-weight-complex="bold"/>
    </style:style>
    <style:style style:name="T2" style:family="text">
      <style:text-properties style:font-name="Courier New" fo:font-size="13pt" fo:font-weight="bold" style:font-name-asian="Courier New1" style:font-size-asian="13pt" style:font-weight-asian="bold" style:font-name-complex="Courier New1" style:font-size-complex="13pt" style:font-weight-complex="bold"/>
    </style:style>
    <style:style style:name="T3" style:family="text">
      <style:text-properties style:font-name="Courier New" fo:font-size="12pt" style:font-name-asian="Courier New1" style:font-size-asian="12pt" style:font-name-complex="Courier New1" style:font-size-complex="12pt"/>
    </style:style>
    <style:style style:name="T4" style:family="text">
      <style:text-properties fo:color="#666666" style:font-name="Courier New" fo:font-size="12pt" style:font-name-asian="Courier New1" style:font-size-asian="12pt" style:font-name-complex="Courier New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 <text:tab/> <text:tab/> <text:tab/></text:p>
      <text:p text:style-name="P3"><text:bookmark text:name="_7f78bn171uv1"/><text:span text:style-name="T1">Le Saucisson Polisson (chez Mimi) 🎶 📅 10/2025 🎧 /B4SH 😎</text:span></text:p>
      <text:p text:style-name="P1"><text:span text:style-name="T2"><text:line-break/></text:span></text:p>
      <text:p text:style-name="P1"><text:span text:style-name="T4">(Couplet 1)</text:span></text:p>
      <text:p text:style-name="P1"><text:span text:style-name="T3">Sur l’étal, dès l’aube, le stand est prêt 🌅</text:span></text:p>
      <text:p text:style-name="P1"><text:span text:style-name="T3">Tablier rouge 👨‍🍳, le sourire 😄, aucun secret</text:span></text:p>
      <text:p text:style-name="P1"><text:span text:style-name="T3">Des ficelles qui pendent 🧵, des odeurs de folie 🤩</text:span></text:p>
      <text:p text:style-name="P1"><text:span text:style-name="T3">C'est pas du fast-food 🍔, c'est du vrai... rock'n'roll 🎸 (Funky)</text:span></text:p>
      <text:p text:style-name="P1"><text:span text:style-name="T3">Il nous faut l’artisan 👏, le maître de la coupe 🔪</text:span></text:p>
      <text:p text:style-name="P1"><text:span text:style-name="T3">Pour le meilleur du gras 🥓, on lève notre coupe 🥂</text:span></text:p>
      <text:p text:style-name="P1"><text:span text:style-name="T3"><text:line-break/></text:span></text:p>
      <text:p text:style-name="P1"><text:span text:style-name="T4">(Pré-Refrain)</text:span></text:p>
      <text:p text:style-name="P1"><text:span text:style-name="T3">Il fait des ronds 🔄, il tourne 🎡, il est là, sans façon</text:span></text:p>
      <text:p text:style-name="P1"><text:span text:style-name="T3">Le roi du cochon 🐷... C'est le...</text:span></text:p>
      <text:p text:style-name="P1"><text:span text:style-name="T3"><text:line-break/></text:span></text:p>
      <text:p text:style-name="P1"><text:span text:style-name="T4">(Refrain)</text:span></text:p>
      <text:p text:style-name="P1">🎶 <text:span text:style-name="T3">Le Saucisson Polisson 🥖🐷</text:span></text:p>
      <text:p text:style-name="P1"><text:span text:style-name="T3">Il fait danser tes papilles 🤤, c'est du bon</text:span></text:p>
      <text:p text:style-name="P1"><text:span text:style-name="T3">Chez Mimi 🏠, c’est la tradition 🎉</text:span></text:p>
      <text:p text:style-name="P1"><text:span text:style-name="T3">Le roi du Lyonnais 🦁, la Révolution Funky 🎸 🎶</text:span></text:p>
      <text:p text:style-name="P1"><text:span text:style-name="T3"><text:line-break/></text:span></text:p>
      <text:p text:style-name="P1"><text:span text:style-name="T4">(Couplet 2)</text:span></text:p>
      <text:p text:style-name="P1"><text:span text:style-name="T3">Il tranche avec l'épée ⚔️, il emballe avec le cœur ❤️</text:span></text:p>
      <text:p text:style-name="P1"><text:span text:style-name="T3">Un art qui ne ment pas 🎨, sans jamais d’erreur ✅</text:span></text:p>
      <text:p text:style-name="P1"><text:span text:style-name="T3">Poivre 🌶️, noisette 🌰, ail 🧄 : la trilogie sacrée ✨</text:span></text:p>
      <text:p text:style-name="P1"><text:soft-page-break/><text:span text:style-name="T3">Quand Mimi te sourit 😁, tu es déjà... accroché 🎶</text:span></text:p>
      <text:p text:style-name="P1"><text:span text:style-name="T3">Même les gens au régime 🏃‍♂️, juste pour l’odeur 👃</text:span></text:p>
      <text:p text:style-name="P1"><text:span text:style-name="T3">S’arrêtent et chuchotent 🤫 : "Il nous faut ce bonheur !" 🎊</text:span></text:p>
      <text:p text:style-name="P1"><text:span text:style-name="T3"><text:line-break/></text:span></text:p>
      <text:p text:style-name="P1"><text:span text:style-name="T4">(Pré-Refrain)</text:span></text:p>
      <text:p text:style-name="P1"><text:span text:style-name="T3">Il fait des ronds 🔄, il tourne 🎡, il est là, sans façon</text:span></text:p>
      <text:p text:style-name="P1"><text:span text:style-name="T3">Le roi du cochon 🐷... C'est le...</text:span></text:p>
      <text:p text:style-name="P1"><text:span text:style-name="T3"><text:line-break/></text:span></text:p>
      <text:p text:style-name="P1"><text:span text:style-name="T4">(Refrain)</text:span></text:p>
      <text:p text:style-name="P1">🎶 <text:span text:style-name="T3">Le Saucisson Polisson 🥖🐷</text:span></text:p>
      <text:p text:style-name="P1"><text:span text:style-name="T3">Il groove dans ta bouche 🎶, attention ⚡</text:span></text:p>
      <text:p text:style-name="P1"><text:span text:style-name="T3">Chez Mimi 🏠, c’est l’émotion 💓</text:span></text:p>
      <text:p text:style-name="P1"><text:span text:style-name="T3">Le terroir du Lyonnais 🦁, sans condition ✅ 🎶</text:span></text:p>
      <text:p text:style-name="P1"><text:span text:style-name="T3"><text:line-break/></text:span></text:p>
      <text:p text:style-name="P1"><text:span text:style-name="T4">(Pont)</text:span></text:p>
      <text:p text:style-name="P1"><text:span text:style-name="T3">Un p’tit verre de rouge 🍷, un bout de bonheur brut 😍</text:span></text:p>
      <text:p text:style-name="P1"><text:span text:style-name="T3">Ce sauciflard funky 🎶, il te donne la chute 🎭</text:span></text:p>
      <text:p text:style-name="P1"><text:span text:style-name="T3">Pas besoin d’auto-tune 🎤, ni de paillettes jetables ✨</text:span></text:p>
      <text:p text:style-name="P1"><text:span text:style-name="T3">Juste le boyau 🧵, le gras 🥓, c'est ça qui est bankable 💰</text:span></text:p>
      <text:p text:style-name="P1"><text:span text:style-name="T3"><text:line-break/></text:span></text:p>
      <text:p text:style-name="P1"><text:span text:style-name="T4">(Refrain final)</text:span></text:p>
      <text:p text:style-name="P1">🎶 <text:span text:style-name="T3">Le Saucisson Polisson 🥖🐷</text:span></text:p>
      <text:p text:style-name="P1"><text:span text:style-name="T3">Il fait vibrer les étals 🛒, quelle potion 🧪</text:span></text:p>
      <text:p text:style-name="P1"><text:span text:style-name="T3">Chez Mimi 🏠, c’est la passion ❤️🔥</text:span></text:p>
      <text:p text:style-name="P1"><text:span text:style-name="T3">Le groove du cochon 🐷🎶, la Consécration... Sacré Cochon 🐖 🎶</text:span></text:p>
      <text:p text:style-name="P1"><text:span text:style-name="T3"><text:line-break/></text:span></text:p>
      <text:p text:style-name="P1"><text:soft-page-break/><text:span text:style-name="T4">(Outro)</text:span></text:p>
      <text:p text:style-name="P1"><text:span text:style-name="T3">(Mimi rire décontracté 😂)</text:span></text:p>
      <text:p text:style-name="P1"><text:span text:style-name="T3">Mimi, le Lyonnais 🦁... Saucisson 🥖, c'est bon 🤤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fo:background-color="#ffd966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d96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4" meta:word-count="338" meta:character-count="1668" meta:non-whitespace-character-count="1360"/>
    <meta:generator>LibreOfficeDev/6.0.5.2$Linux_X86_64 LibreOffice_project/</meta:generator>
  </office:meta>
</office:document-meta>
</file>